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51.54mm"/>
    </style:style>
    <style:style style:name="co8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tateid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qrt(s)</text:p>
          </table:table-cell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y bin</text:p>
          </table:table-cell>
          <table:table-cell table:style-name="ce1" office:value-type="string" calcext:value-type="string">
            <text:p>ref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1ST STE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L114 (2015) 191802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JC 73 (2013) 2631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/ps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HCb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B749 (2015) 14</text:p>
          </table:table-cell>
          <table:table-cell office:value-type="string" calcext:value-type="string">
            <text:p>PLB727 (2013) 1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ys Rev D 87, 052004 (2013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HEP 1511 (2015) 10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“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ND STE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RD STEP</text:p>
          </table:table-cell>
          <table:table-cell office:value-type="string" calcext:value-type="string">
            <text:p>ONLY LHCb OTHER STATES OR OTHER DETECTORS AS WELL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1:20.863122241</meta:creation-date>
    <dc:date>2019-06-03T18:00:07.449008871</dc:date>
    <meta:editing-duration>PT28M44S</meta:editing-duration>
    <meta:editing-cycles>8</meta:editing-cycles>
    <meta:generator>LibreOffice/6.0.7.3$Linux_X86_64 LibreOffice_project/00m0$Build-3</meta:generator>
    <meta:document-statistic meta:table-count="1" meta:cell-count="190" meta:object-count="0"/>
  </office:meta>
</office:document-meta>
</file>